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MPT PARA GERADOR DE APLICATIVO (como Replit AI)</text:p>
      <text:p text:style-name="Standard">Crie um aplicativo web robusto chamado ComuniGov para comunicação institucional, agendamento de reuniões e gestão de tarefas, voltado para prefeituras e ambientes públicos. A seguir, estão os requisitos e funcionalidades principais que o sistema deve ter:</text:p>
      <text:p text:style-name="Standard"/>
      <text:p text:style-name="Standard">📌 1. Estrutura de Cadastro Hierárquico</text:p>
      <text:p text:style-name="Standard">Um usuário master implantador faz o cadastro inicial de:</text:p>
      <text:p text:style-name="Standard"/>
      <text:p text:style-name="Standard">Secretarias, unidades administrativas, entidades externas (como Associações, Conselhos, Órgãos Governamentais).</text:p>
      <text:p text:style-name="Standard"/>
      <text:p text:style-name="Standard">Para cada entidade: nome, tipo, nome do responsável, cargo e e-mail.</text:p>
      <text:p text:style-name="Standard"/>
      <text:p text:style-name="Standard">O responsável recebe um e-mail com link seguro para:</text:p>
      <text:p text:style-name="Standard"/>
      <text:p text:style-name="Standard">Completar os dados institucionais (endereço, redes sociais, etc.).</text:p>
      <text:p text:style-name="Standard"/>
      <text:p text:style-name="Standard">Cadastrar os membros da entidade (nome, e-mail, cargo).</text:p>
      <text:p text:style-name="Standard"/>
      <text:p text:style-name="Standard">Cada membro completa seus próprios dados (telefone, WhatsApp, Telegram, etc.).</text:p>
      <text:p text:style-name="Standard"/>
      <text:p text:style-name="Standard">Os cadastros devem permitir importação por arquivo .csv e uso de tags para assuntos e áreas de responsabilidade.</text:p>
      <text:p text:style-name="Standard"/>
      <text:p text:style-name="Standard">📨 2. Módulo de Comunicação</text:p>
      <text:p text:style-name="Standard">Envio de mensagens por:</text:p>
      <text:p text:style-name="Standard"/>
      <text:p text:style-name="Standard">E-mail</text:p>
      <text:p text:style-name="Standard"/>
      <text:p text:style-name="Standard">WhatsApp (API de terceiros como Z-API)</text:p>
      <text:p text:style-name="Standard"/>
      <text:p text:style-name="Standard">Telegram (via bot)</text:p>
      <text:p text:style-name="Standard"/>
      <text:p text:style-name="Standard">Notificação interna do sistema</text:p>
      <text:p text:style-name="Standard"/>
      <text:p text:style-name="Standard">O envio pode ser individual ou em grupo, com filtros por:</text:p>
      <text:p text:style-name="Standard"/>
      <text:p text:style-name="Standard">Tag de assunto</text:p>
      <text:p text:style-name="Standard"/>
      <text:p text:style-name="Standard">Nome</text:p>
      <text:p text:style-name="Standard"/>
      <text:p text:style-name="Standard">Cargo</text:p>
      <text:p text:style-name="Standard"/>
      <text:p text:style-name="Standard">Entidade</text:p>
      <text:p text:style-name="Standard"/>
      <text:p text:style-name="Standard">Painel de confirmação de recebimento e leitura das mensagens.</text:p>
      <text:p text:style-name="Standard"/>
      <text:p text:style-name="Standard">🗓️ 3. Módulo de Reuniões</text:p>
      <text:p text:style-name="Standard">Criação de reunião com:</text:p>
      <text:p text:style-name="Standard"/>
      <text:p text:style-name="Standard">Nome, pauta, data, horário, anexos e assunto vinculado</text:p>
      <text:p text:style-name="Standard"/>
      <text:p text:style-name="Standard"><text:soft-page-break/>Filtro inteligente para seleção dos convidados</text:p>
      <text:p text:style-name="Standard"/>
      <text:p text:style-name="Standard">Envio automático de convites pelos canais integrados</text:p>
      <text:p text:style-name="Standard"/>
      <text:p text:style-name="Standard">Painel de confirmação de presença</text:p>
      <text:p text:style-name="Standard"/>
      <text:p text:style-name="Standard">Após a reunião:</text:p>
      <text:p text:style-name="Standard"/>
      <text:p text:style-name="Standard">Upload de imagens do evento</text:p>
      <text:p text:style-name="Standard"/>
      <text:p text:style-name="Standard">Upload de ata e documentos (PDF, Word)</text:p>
      <text:p text:style-name="Standard"/>
      <text:p text:style-name="Standard">Galeria visual por evento com legendas</text:p>
      <text:p text:style-name="Standard"/>
      <text:p text:style-name="Standard">Aba específica para gravações de vídeo ou áudio</text:p>
      <text:p text:style-name="Standard"/>
      <text:p text:style-name="Standard">📋 4. Gerenciador de Tarefas</text:p>
      <text:p text:style-name="Standard">Tarefas vinculadas a:</text:p>
      <text:p text:style-name="Standard"/>
      <text:p text:style-name="Standard">Reuniões</text:p>
      <text:p text:style-name="Standard"/>
      <text:p text:style-name="Standard">Entidades ou assuntos</text:p>
      <text:p text:style-name="Standard"/>
      <text:p text:style-name="Standard">Cada tarefa deve conter:</text:p>
      <text:p text:style-name="Standard"/>
      <text:p text:style-name="Standard">Título, descrição, prazo, responsável, status, comentários</text:p>
      <text:p text:style-name="Standard"/>
      <text:p text:style-name="Standard">📊 5. Painéis de Acompanhamento Hierárquico</text:p>
      <text:p text:style-name="Standard">Prefeito: visão total do sistema (comunicações, reuniões, tarefas).</text:p>
      <text:p text:style-name="Standard"/>
      <text:p text:style-name="Standard">Secretários: visão limitada à sua secretaria e subordinados.</text:p>
      <text:p text:style-name="Standard"/>
      <text:p text:style-name="Standard">Diretores, Adjuntos, Membros: visão limitada conforme o nível.</text:p>
      <text:p text:style-name="Standard"/>
      <text:p text:style-name="Standard">Relatórios por entidade, por assunto, por presença em reuniões.</text:p>
      <text:p text:style-name="Standard"/>
      <text:p text:style-name="Standard">🔐 6. Controle de Acesso e Segurança</text:p>
      <text:p text:style-name="Standard">Login com autenticação segura</text:p>
      <text:p text:style-name="Standard"/>
      <text:p text:style-name="Standard">Perfis com níveis de permissão</text:p>
      <text:p text:style-name="Standard"/>
      <text:p text:style-name="Standard">Log de ações por usuário</text:p>
      <text:p text:style-name="Standard"/>
      <text:p text:style-name="Standard">⚙️ Requisitos técnicos sugeridos</text:p>
      <text:p text:style-name="Standard">Frontend: React.js com Tailwind CSS</text:p>
      <text:p text:style-name="Standard"/>
      <text:p text:style-name="Standard">Backend: Node.js + Express</text:p>
      <text:p text:style-name="Standard"/>
      <text:p text:style-name="Standard">Banco de dados: PostgreSQL ou MongoDB</text:p>
      <text:p text:style-name="Standard"/>
      <text:p text:style-name="Standard">Autenticação: JWT</text:p>
      <text:p text:style-name="Standard"/>
      <text:p text:style-name="Standard"><text:soft-page-break/>Armazenamento de arquivos: AWS S3 ou Firebase Storage</text:p>
      <text:p text:style-name="Standard"/>
      <text:p text:style-name="Standard">Envio de e-mails: Nodemailer (SMTP)</text:p>
      <text:p text:style-name="Standard"/>
      <text:p text:style-name="Standard">Integração com WhatsApp e Telegram via API</text:p>
      <text:p text:style-name="Standard"/>
      <text:p text:style-name="Standard">Gere a estrutura inicial do projeto com modelos de dados, autenticação, cadastro de entidades, envio de mensagens e sistema de reuniões, com foco em modularidade e escalabilida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09:55:54.580284469</meta:creation-date>
    <dc:date>2025-04-12T09:56:55.044243588</dc:date>
    <meta:editing-duration>PT1M1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3" meta:paragraph-count="58" meta:word-count="396" meta:character-count="2653" meta:non-whitespace-character-count="2315"/>
  </office:meta>
</office:document-meta>
</file>